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20000024273240F89.png" manifest:media-type="image/png"/>
  <manifest:file-entry manifest:full-path="Pictures/10007CAE00003BA2000027CAE003D4D3.svg" manifest:media-type="image/svg+xml"/>
  <manifest:file-entry manifest:full-path="Pictures/100000010000036200000242903B4715.png" manifest:media-type="image/png"/>
  <manifest:file-entry manifest:full-path="Pictures/100073A400003BA2000027CAE45D5777.svg" manifest:media-type="image/svg+xml"/>
  <manifest:file-entry manifest:full-path="Pictures/100070CB00003BA2000027CAEB973E96.svg" manifest:media-type="image/svg+xml"/>
  <manifest:file-entry manifest:full-path="Pictures/1000000100000362000002420E16AD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4" style:family="graphic" style:parent-style-name="objectwithoutfill">
      <style:graphic-properties svg:stroke-color="#000000" draw:fill="none" draw:textarea-vertical-align="middle" loext:decorative="false"/>
    </style:style>
    <style:style style:name="gr5" style:family="graphic" style:parent-style-name="standard">
      <style:graphic-properties svg:stroke-color="#000000" draw:marker-start="Arrowheads_20_3" draw:marker-start-width="0.3cm" draw:marker-end="Arrowheads_20_4" draw:marker-end-width="0.3cm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5pt" style:font-size-asian="15pt" style:font-size-complex="15pt"/>
    </style:style>
    <style:style style:name="P3" style:family="paragraph">
      <loext:graphic-properties draw:fill="none" draw:fill-color="#ffffff"/>
      <style:text-properties style:font-name="Arial"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rial" fo:font-size="15pt" style:font-size-asian="15pt" style:font-size-complex="15pt"/>
    </style:style>
    <style:style style:name="T2" style:family="text">
      <style:text-properties style:text-position="super 58%" style:font-name="Arial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65cm" svg:height="10.185cm" svg:x="0cm" svg:y="0cm">
          <draw:image xlink:href="Pictures/100073A400003BA2000027CAE45D5777.svg" xlink:type="simple" xlink:show="embed" xlink:actuate="onLoad" draw:mime-type="image/svg+xml">
            <text:p/>
          </draw:image>
          <draw:image xlink:href="Pictures/100000010000036200000242903B4715.png" xlink:type="simple" xlink:show="embed" xlink:actuate="onLoad" draw:mime-type="image/png"/>
        </draw:frame>
        <draw:line draw:style-name="gr2" draw:text-style-name="P1" draw:layer="layout" svg:x1="3.597cm" svg:y1="5.284cm" svg:x2="3.597cm" svg:y2="6.872cm">
          <text:p/>
        </draw:line>
        <draw:line draw:style-name="gr2" draw:text-style-name="P1" draw:layer="layout" svg:x1="4.749cm" svg:y1="5.602cm" svg:x2="4.749cm" svg:y2="6.554cm">
          <text:p/>
        </draw:line>
        <draw:line draw:style-name="gr2" draw:text-style-name="P1" draw:layer="layout" svg:x1="6.137cm" svg:y1="4.332cm" svg:x2="6.137cm" svg:y2="5.92cm">
          <text:p/>
        </draw:line>
        <draw:line draw:style-name="gr2" draw:text-style-name="P1" draw:layer="layout" svg:x1="13.957cm" svg:y1="4.332cm" svg:x2="13.957cm" svg:y2="6.872cm">
          <text:p/>
        </draw:line>
        <draw:frame draw:style-name="gr3" draw:text-style-name="P3" draw:layer="layout" svg:width="3.175cm" svg:height="0.953cm" svg:x="3.062cm" svg:y="3.179cm">
          <draw:text-box>
            <text:p text:style-name="P2"><text:span text:style-name="T1">p &lt; 10</text:span><text:span text:style-name="T2">-4</text:span></text:p>
          </draw:text-box>
        </draw:frame>
        <draw:frame draw:style-name="gr3" draw:text-style-name="P3" draw:layer="layout" svg:width="3.175cm" svg:height="0.953cm" svg:x="4.014cm" svg:y="1.157cm">
          <draw:text-box>
            <text:p text:style-name="P2"><text:span text:style-name="T1">p &lt; 10</text:span><text:span text:style-name="T2">-4</text:span></text:p>
          </draw:text-box>
        </draw:frame>
        <draw:frame draw:style-name="gr3" draw:text-style-name="P3" draw:layer="layout" svg:width="3.175cm" svg:height="0.953cm" svg:x="6.237cm" svg:y="4.649cm">
          <draw:text-box>
            <text:p text:style-name="P2"><text:span text:style-name="T1">p &lt; 10</text:span><text:span text:style-name="T2">-4</text:span></text:p>
          </draw:text-box>
        </draw:frame>
        <draw:frame draw:style-name="gr3" draw:text-style-name="P3" draw:layer="layout" svg:width="3.175cm" svg:height="0.953cm" svg:x="11.634cm" svg:y="5.284cm">
          <draw:text-box>
            <text:p text:style-name="P2"><text:span text:style-name="T1">p &lt; 10</text:span><text:span text:style-name="T2">-4</text:span></text:p>
          </draw:text-box>
        </draw:frame>
        <draw:path draw:style-name="gr4" draw:text-style-name="P4" draw:layer="layout" svg:width="1.845cm" svg:height="0.568cm" draw:transform="rotate (1.10706234454) translate (3.18847938106454cm 5.66468478493516cm)" svg:viewBox="0 0 1846 569" svg:d="M0 569c1420-1 1846-569 1846-569">
          <text:p/>
        </draw:path>
        <draw:path draw:style-name="gr4" draw:text-style-name="P4" draw:layer="layout" svg:width="3.678cm" svg:height="1.04cm" draw:transform="rotate (1.21213116551006) translate (3.99263995444206cm 5.55373223879299cm)" svg:viewBox="0 0 3679 1041" svg:d="M0 1041c2713-1 3679-1041 3679-1041">
          <text:p/>
        </draw:path>
      </draw:page>
      <draw:page draw:name="page2" draw:style-name="dp1" draw:master-page-name="Default">
        <draw:frame draw:style-name="gr1" draw:text-style-name="P1" draw:layer="layout" svg:width="15.266cm" svg:height="10.186cm" svg:x="0cm" svg:y="0cm">
          <draw:image xlink:href="Pictures/10007CAE00003BA2000027CAE003D4D3.svg" xlink:type="simple" xlink:show="embed" xlink:actuate="onLoad" draw:mime-type="image/svg+xml">
            <text:p/>
          </draw:image>
          <draw:image xlink:href="Pictures/10000001000003620000024273240F89.png" xlink:type="simple" xlink:show="embed" xlink:actuate="onLoad" draw:mime-type="image/png"/>
        </draw:frame>
        <draw:line draw:style-name="gr5" draw:text-style-name="P1" draw:layer="layout" svg:x1="13.957cm" svg:y1="2.527cm" svg:x2="13.957cm" svg:y2="5.385cm">
          <text:p/>
        </draw:line>
        <draw:line draw:style-name="gr5" draw:text-style-name="P1" draw:layer="layout" svg:x1="6.554cm" svg:y1="4.331cm" svg:x2="6.554cm" svg:y2="5.602cm">
          <text:p/>
        </draw:line>
        <draw:line draw:style-name="gr5" draw:text-style-name="P1" draw:layer="layout" svg:x1="4.967cm" svg:y1="5.501cm" svg:x2="4.967cm" svg:y2="6.454cm">
          <text:p/>
        </draw:line>
        <draw:line draw:style-name="gr5" draw:text-style-name="P1" draw:layer="layout" svg:x1="3.897cm" svg:y1="5.819cm" svg:x2="3.897cm" svg:y2="6.772cm">
          <text:p/>
        </draw:line>
        <draw:frame draw:style-name="gr3" draw:text-style-name="P3" draw:layer="layout" svg:width="3.175cm" svg:height="0.953cm" svg:x="11.634cm" svg:y="3.697cm">
          <draw:text-box>
            <text:p text:style-name="P2"><text:span text:style-name="T1">p &lt; 10</text:span><text:span text:style-name="T2">-4</text:span></text:p>
          </draw:text-box>
        </draw:frame>
        <draw:frame draw:style-name="gr3" draw:text-style-name="P3" draw:layer="layout" svg:width="3.175cm" svg:height="0.953cm" svg:x="4.967cm" svg:y="6.972cm">
          <draw:text-box>
            <text:p text:style-name="P2"><text:span text:style-name="T1">p = 0.0006</text:span></text:p>
          </draw:text-box>
        </draw:frame>
        <draw:frame draw:style-name="gr3" draw:text-style-name="P3" draw:layer="layout" svg:width="3.175cm" svg:height="0.953cm" svg:x="3.379cm" svg:y="3.162cm">
          <draw:text-box>
            <text:p text:style-name="P2"><text:span text:style-name="T1">p = 0.006</text:span></text:p>
          </draw:text-box>
        </draw:frame>
        <draw:frame draw:style-name="gr3" draw:text-style-name="P3" draw:layer="layout" svg:width="3.175cm" svg:height="0.953cm" svg:x="6.554cm" svg:y="4.432cm">
          <draw:text-box>
            <text:p text:style-name="P2"><text:span text:style-name="T1">p = 0.004</text:span></text:p>
          </draw:text-box>
        </draw:frame>
        <draw:path draw:style-name="gr4" draw:text-style-name="P4" draw:layer="layout" svg:width="1.806cm" svg:height="0.401cm" draw:transform="rotate (-0.321140582366957) translate (4.01400000023166cm 6.23699999930361cm)" svg:viewBox="0 0 1807 402" svg:d="M0 0c1004 0 1807 402 1807 402">
          <text:p/>
        </draw:path>
        <draw:path draw:style-name="gr4" draw:text-style-name="P4" draw:layer="layout" svg:width="1.705cm" svg:height="0.903cm" draw:transform="rotate (1.24843401395154) translate (4.42638455946261cm 5.63254511919404cm)" svg:viewBox="0 0 1706 904" svg:d="M0 904c1004 0 1706-904 1706-904">
          <text:p/>
        </draw:path>
      </draw:page>
      <draw:page draw:name="page3" draw:style-name="dp1" draw:master-page-name="Default">
        <draw:frame draw:style-name="gr1" draw:text-style-name="P1" draw:layer="layout" svg:width="15.266cm" svg:height="10.186cm" svg:x="0cm" svg:y="0cm">
          <draw:image xlink:href="Pictures/100070CB00003BA2000027CAEB973E96.svg" xlink:type="simple" xlink:show="embed" xlink:actuate="onLoad" draw:mime-type="image/svg+xml">
            <text:p/>
          </draw:image>
          <draw:image xlink:href="Pictures/1000000100000362000002420E16AD22.png" xlink:type="simple" xlink:show="embed" xlink:actuate="onLoad" draw:mime-type="image/png"/>
        </draw:frame>
        <draw:line draw:style-name="gr5" draw:text-style-name="P1" draw:layer="layout" svg:x1="3.814cm" svg:y1="6.354cm" svg:x2="3.814cm" svg:y2="7.307cm">
          <text:p/>
        </draw:line>
        <draw:line draw:style-name="gr5" draw:text-style-name="P1" draw:layer="layout" svg:x1="5.384cm" svg:y1="4.549cm" svg:x2="5.384cm" svg:y2="5.502cm">
          <text:p/>
        </draw:line>
        <draw:line draw:style-name="gr5" draw:text-style-name="P1" draw:layer="layout" svg:x1="6.872cm" svg:y1="3.914cm" svg:x2="6.872cm" svg:y2="5.819cm">
          <text:p/>
        </draw:line>
        <draw:line draw:style-name="gr5" draw:text-style-name="P1" draw:layer="layout" svg:x1="13.539cm" svg:y1="2.109cm" svg:x2="13.539cm" svg:y2="4.649cm">
          <text:p/>
        </draw:line>
        <draw:frame draw:style-name="gr3" draw:text-style-name="P3" draw:layer="layout" svg:width="3.175cm" svg:height="0.953cm" svg:x="11.317cm" svg:y="3.062cm">
          <draw:text-box>
            <text:p text:style-name="P2"><text:span text:style-name="T1">p &lt; 10</text:span><text:span text:style-name="T2">-4</text:span></text:p>
          </draw:text-box>
        </draw:frame>
        <draw:frame draw:style-name="gr3" draw:text-style-name="P3" draw:layer="layout" svg:width="3.175cm" svg:height="0.953cm" svg:x="6.872cm" svg:y="4.332cm">
          <draw:text-box>
            <text:p text:style-name="P2"><text:span text:style-name="T1">p = 0.0004</text:span></text:p>
          </draw:text-box>
        </draw:frame>
        <draw:frame draw:style-name="gr3" draw:text-style-name="P3" draw:layer="layout" svg:width="3.175cm" svg:height="0.953cm" svg:x="3.697cm" svg:y="2.426cm">
          <draw:text-box>
            <text:p text:style-name="P2"><text:span text:style-name="T1">p = 0.17</text:span></text:p>
          </draw:text-box>
        </draw:frame>
        <draw:frame draw:style-name="gr3" draw:text-style-name="P3" draw:layer="layout" svg:width="3.175cm" svg:height="0.953cm" svg:x="4.649cm" svg:y="6.871cm">
          <draw:text-box>
            <text:p text:style-name="P2"><text:span text:style-name="T1">p = 0.09</text:span></text:p>
          </draw:text-box>
        </draw:frame>
        <draw:path draw:style-name="gr4" draw:text-style-name="P4" draw:layer="layout" svg:width="1.505cm" svg:height="0.502cm" draw:transform="rotate (0.322013246992954) translate (4.01399999870777cm 6.87199999612669cm)" svg:viewBox="0 0 1506 503" svg:d="M0 0c1005 0 1506 503 1506 503">
          <text:p/>
        </draw:path>
        <draw:path draw:style-name="gr4" draw:text-style-name="P4" draw:layer="layout" svg:width="1.405cm" svg:height="0.802cm" draw:transform="rotate (1.24965574442794) translate (4.84005897479778cm 4.71353595636932cm)" svg:viewBox="0 0 1406 803" svg:d="M0 803c1004 0 1406-803 1406-80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22cm" fo:margin-bottom="0.522cm" fo:margin-left="0.522cm" fo:margin-right="0.522cm" fo:page-width="15.266cm" fo:page-height="10.1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7-22T17:49:01.819518200</dc:date>
    <meta:editing-duration>PT5M50S</meta:editing-duration>
    <meta:editing-cycles>1</meta:editing-cycles>
    <meta:document-statistic meta:object-count="33"/>
    <meta:generator>LibreOffice/25.2.5.2$Windows_X86_64 LibreOffice_project/03d19516eb2e1dd5d4ccd751a0d6f35f35e08022</meta:generator>
  </office:meta>
</office:document-meta>
</file>